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5.7264in"/>
    </style:style>
    <style:style style:name="co3" style:family="table-column">
      <style:table-column-properties fo:break-before="auto" style:column-width="2.8965in"/>
    </style:style>
    <style:style style:name="co4" style:family="table-column">
      <style:table-column-properties fo:break-before="auto" style:column-width="3.8563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.2453in"/>
    </style:style>
    <style:style style:name="co8" style:family="table-column">
      <style:table-column-properties fo:break-before="auto" style:column-width="3.0626in"/>
    </style:style>
    <style:style style:name="co9" style:family="table-column">
      <style:table-column-properties fo:break-before="auto" style:column-width="3.0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54in" fo:break-before="auto" style:use-optimal-row-height="false"/>
    </style:style>
    <style:style style:name="ro3" style:family="table-row">
      <style:table-row-properties style:row-height="0.1736in" fo:break-before="auto" style:use-optimal-row-height="false"/>
    </style:style>
    <style:style style:name="ro4" style:family="table-row">
      <style:table-row-properties style:row-height="0.4429in" fo:break-before="auto" style:use-optimal-row-height="true"/>
    </style:style>
    <style:style style:name="ro5" style:family="table-row">
      <style:table-row-properties style:row-height="0.3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2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66cc99" style:text-align-source="fix" style:repeat-content="false"/>
      <style:paragraph-properties fo:text-align="start" fo:margin-left="0.139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99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 style:text-align-source="fix" style:repeat-content="false" fo:wrap-option="no-wrap" fo:border="0.06pt solid #000000" style:vertical-align="top"/>
      <style:paragraph-properties fo:text-align="start" fo:margin-left="0.139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9pt" style:font-size-asian="9pt" style:font-size-complex="9pt"/>
    </style:style>
    <style:style style:name="ce10" style:family="table-cell" style:parent-style-name="Default">
      <style:table-cell-properties fo:wrap-option="no-wrap" style:vertical-align="top"/>
      <style:text-properties style:font-name="Arial1"/>
    </style:style>
    <style:style style:name="ce11" style:family="table-cell" style:parent-style-name="Default">
      <style:table-cell-properties fo:background-color="#66cc99" fo:wrap-option="no-wrap" fo:border="0.06pt solid #000000" style:vertical-align="top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ffcc" fo:wrap-option="no-wrap" fo:border="0.06pt solid #000000" style:vertical-align="top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wrap-option="no-wrap" fo:border="0.06pt solid #000000" style:vertical-align="top"/>
      <style:text-properties style:font-name="Arial1"/>
    </style:style>
    <style:style style:name="ce13" style:family="table-cell" style:parent-style-name="Default">
      <style:table-cell-properties fo:background-color="#ccffcc" fo:wrap-option="no-wrap" fo:border="0.06pt solid #000000" style:vertical-align="top"/>
      <style:text-properties style:font-name="Arial1"/>
    </style:style>
    <style:style style:name="ce15" style:family="table-cell" style:parent-style-name="Default">
      <style:table-cell-properties fo:background-color="#66cc99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cc" fo:wrap-option="no-wrap" fo:border="0.06pt solid #000000" style:vertical-align="to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cc" fo:border="0.06pt solid #000000"/>
    </style:style>
    <style:style style:name="ce17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.139in"/>
      <style:text-properties style:font-name="Arial1" fo:font-size="9pt" style:font-size-asian="9pt" style:font-size-complex="9pt"/>
    </style:style>
    <style:style style:name="ce19" style:family="table-cell" style:parent-style-name="Default">
      <style:table-cell-properties fo:background-color="#66cc99"/>
    </style:style>
    <style:style style:name="ce4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/>
    </style:style>
    <style:style style:name="T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iled&quot;;&quot;Passed&quot;;&quot;&quot;)" table:allow-empty-cell="true" table:display-list="unsorted" table:base-cell-address="'Suite CHECK'.E6">
          <table:error-message table:message-type="stop" table:display="true"/>
        </table:content-validation>
      </table:content-validations>
      <table:table table:name="Suite CHECK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7" office:value-type="string" calcext:value-type="string">
            <text:p>Action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ed/Failed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Prereq.</text:p>
          </table:table-cell>
          <table:table-cell table:style-name="ce3" office:value-type="string" calcext:value-type="string">
            <text:p>Valid Puzzle: ..9..5.1.85.4....2432......1...69.83.9.....6.62.71...9......1945....4.37.4.3..6..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Invalid Puzzle 1:  ..9..5.1.A5.4....2432......1...69.83.9.....6.62.71...9......1945....4.37.4.3..6..</text:p>
            <text:p>Invalid Puzzle 2: ..9..5.1.85.4....2432......1...69...83.9.....6.62.71...9......1945....4.37..4.3..6..</text:p>
          </table:table-cell>
          <table:table-cell table:style-name="ce3"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heck a puzzle placement with all field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>
            <text:p>Fill the Coordinates text Area with “B3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9" office:value-type="string" calcext:value-type="string">
            <text:p>Fill the Value text area with “1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9" office:value-type="string" calcext:value-type="string">
            <text:p>Click on the “Check” button</text:p>
          </table:table-cell>
          <table:table-cell table:number-columns-repeated="2" table:style-name="ce5" office:value-type="string" calcext:value-type="string">
            <text:p>Response: { "valid": true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Check a puzzle placement with single placement conflict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3" calcext:value-type="float">
            <text:p>2.3</text:p>
          </table:table-cell>
          <table:table-cell table:style-name="ce9" office:value-type="string" calcext:value-type="string">
            <text:p>Fill the Coordinates text Area with “D4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4" calcext:value-type="float">
            <text:p>2.4</text:p>
          </table:table-cell>
          <table:table-cell table:style-name="ce9" office:value-type="string" calcext:value-type="string">
            <text:p>Fill the Value text area with “8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table:style-name="ce9" office:value-type="string" calcext:value-type="string">
            <text:p>Click on the “Check” button</text:p>
          </table:table-cell>
          <table:table-cell table:number-columns-repeated="2" table:style-name="ce5" office:value-type="string" calcext:value-type="string">
            <text:p>Response: { "valid": false, "conflict": [ "row" ]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heck a puzzle placement with multiple placement conflict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table:style-name="ce9" office:value-type="string" calcext:value-type="string">
            <text:p>Fill the Coordinates text Area with “D4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4" calcext:value-type="float">
            <text:p>3.4</text:p>
          </table:table-cell>
          <table:table-cell table:style-name="ce9" office:value-type="string" calcext:value-type="string">
            <text:p>Fill the Value text area with “7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3.5" calcext:value-type="float">
            <text:p>3.5</text:p>
          </table:table-cell>
          <table:table-cell table:style-name="ce9" office:value-type="string" calcext:value-type="string">
            <text:p>Click on the “Check” button</text:p>
          </table:table-cell>
          <table:table-cell table:number-columns-repeated="2" table:style-name="ce5" office:value-type="string" calcext:value-type="string">
            <text:p>Response: { "valid": false, "conflict": [ "column", "region" ]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heck a puzzle placement with all placement conflict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table:style-name="ce9" office:value-type="string" calcext:value-type="string">
            <text:p>Fill the Coordinates text Area with “I9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4.4" calcext:value-type="float">
            <text:p>4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4.5" calcext:value-type="float">
            <text:p>4.5</text:p>
          </table:table-cell>
          <table:table-cell table:style-name="ce9" office:value-type="string" calcext:value-type="string">
            <text:p>Click on the “Check” button</text:p>
          </table:table-cell>
          <table:table-cell table:number-columns-repeated="2" table:style-name="ce5" office:value-type="string" calcext:value-type="string">
            <text:p>Response: { "valid": false, "conflict": [ "row", "column", "region" ]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Check a puzzle placement with missing required field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5.1" calcext:value-type="float">
            <text:p>5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5.2" calcext:value-type="float">
            <text:p>5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5.3" calcext:value-type="float">
            <text:p>5.3</text:p>
          </table:table-cell>
          <table:table-cell table:style-name="ce9" office:value-type="string" calcext:value-type="string">
            <text:p>Leave the coordinates blank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5.4" calcext:value-type="float">
            <text:p>5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number-columns-repeated="2" table:style-name="ce5" office:value-type="string" calcext:value-type="string">
            <text:p>The text area is blnk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5.5" calcext:value-type="float">
            <text:p>5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Required field(s) missing" }</text:p>
          </table:table-cell>
          <table:table-cell table:style-name="ce5" office:value-type="string" calcext:value-type="string">
            <text:p><text:span text:style-name="T1">Response: </text:span>{ "error": "Required field(s) missing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Check a puzzle placement with invalid characters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6.1" calcext:value-type="float">
            <text:p>6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6.2" calcext:value-type="float">
            <text:p>6.2</text:p>
          </table:table-cell>
          <table:table-cell table:style-name="ce9" office:value-type="string" calcext:value-type="string">
            <text:p>Fill the puzzle text area with the invalid puzzle string 1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6.3" calcext:value-type="float">
            <text:p>6.3</text:p>
          </table:table-cell>
          <table:table-cell table:style-name="ce9" office:value-type="string" calcext:value-type="string">
            <text:p>Fill the coordinates with “A7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6.4" calcext:value-type="float">
            <text:p>6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6.5" calcext:value-type="float">
            <text:p>6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Invalid characters in puzzle" } </text:p>
          </table:table-cell>
          <table:table-cell table:style-name="ce5" office:value-type="string" calcext:value-type="string">
            <text:p><text:span text:style-name="T1">Response: </text:span>{ "error": "Invalid characters in puzzle" } 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Check a puzzle placement with incorrect length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7.1" calcext:value-type="float">
            <text:p>7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7.2" calcext:value-type="float">
            <text:p>7.2</text:p>
          </table:table-cell>
          <table:table-cell table:style-name="ce9" office:value-type="string" calcext:value-type="string">
            <text:p>Fill the puzzle text area with the invalid puzzle string 2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7.3" calcext:value-type="float">
            <text:p>7.3</text:p>
          </table:table-cell>
          <table:table-cell table:style-name="ce9" office:value-type="string" calcext:value-type="string">
            <text:p>Fill the coordinates with “A7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7.4" calcext:value-type="float">
            <text:p>7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7.5" calcext:value-type="float">
            <text:p>7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Expected puzzle to be 81 characters long" }</text:p>
          </table:table-cell>
          <table:table-cell table:style-name="ce5" office:value-type="string" calcext:value-type="string">
            <text:p><text:span text:style-name="T1">Response: </text:span>{ "error": "Expected puzzle to be 81 characters long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Check a puzzle placement with invalid placement coordinate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8.1" calcext:value-type="float">
            <text:p>8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8.2" calcext:value-type="float">
            <text:p>8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8.3" calcext:value-type="float">
            <text:p>8.3</text:p>
          </table:table-cell>
          <table:table-cell table:style-name="ce9" office:value-type="string" calcext:value-type="string">
            <text:p>Fill the coordinates with “U8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8.4" calcext:value-type="float">
            <text:p>8.4</text:p>
          </table:table-cell>
          <table:table-cell table:style-name="ce9" office:value-type="string" calcext:value-type="string">
            <text:p>Fill the Value text area with “3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8.5" calcext:value-type="float">
            <text:p>8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Invalid coordinate" } </text:p>
          </table:table-cell>
          <table:table-cell table:style-name="ce5" office:value-type="string" calcext:value-type="string">
            <text:p><text:span text:style-name="T1">Response: </text:span>{ "error": "Invalid coordinate" } 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Check a puzzle placement with invalid placement value: POST request to /api/check</text:p>
          </table:table-cell>
          <table:table-cell table:style-name="ce4" table:number-columns-repeated="1022"/>
        </table:table-row>
        <table:table-row table:style-name="ro1">
          <table:table-cell table:style-name="ce5" office:value-type="float" office:value="9.1" calcext:value-type="float">
            <text:p>9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9.2" calcext:value-type="float">
            <text:p>9.2</text:p>
          </table:table-cell>
          <table:table-cell table:style-name="ce9" office:value-type="string" calcext:value-type="string">
            <text:p>Fill the puzzle text area with the valid puzzle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9.3" calcext:value-type="float">
            <text:p>9.3</text:p>
          </table:table-cell>
          <table:table-cell table:style-name="ce9" office:value-type="string" calcext:value-type="string">
            <text:p>Fill the coordinates with “E5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019"/>
        </table:table-row>
        <table:table-row table:style-name="ro1">
          <table:table-cell table:style-name="ce5" office:value-type="float" office:value="9.4" calcext:value-type="float">
            <text:p>9.4</text:p>
          </table:table-cell>
          <table:table-cell table:style-name="ce9" office:value-type="string" calcext:value-type="string">
            <text:p>Fill the Value text area with “p”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office:value-type="float" office:value="9.5" calcext:value-type="float">
            <text:p>9.5</text:p>
          </table:table-cell>
          <table:table-cell table:style-name="ce9" office:value-type="string" calcext:value-type="string">
            <text:p>Click on the “Check” button</text:p>
          </table:table-cell>
          <table:table-cell table:style-name="ce5" office:value-type="string" calcext:value-type="string">
            <text:p><text:span text:style-name="T1">Response: </text:span>{ "error": "Invalid value" }</text:p>
          </table:table-cell>
          <table:table-cell table:style-name="ce5" office:value-type="string" calcext:value-type="string">
            <text:p><text:span text:style-name="T1">Response: </text:span>{ "error": "Invalid value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5" table:number-columns-repeated="13"/>
          <table:table-cell table:number-columns-repeated="100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te SOLVE" table:style-name="ta1" table:print="false">
        <table:table-column table:style-name="co1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Step</text:p>
          </table:table-cell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ed/Failed</text:p>
          </table:table-cell>
          <table:table-cell table:style-name="ce12"/>
          <table:table-cell table:style-name="ce19" table:number-columns-repeated="1018"/>
        </table:table-row>
        <table:table-row table:style-name="ro1">
          <table:table-cell table:style-name="ce12" office:value-type="string" calcext:value-type="string">
            <text:p>Prereq.</text:p>
          </table:table-cell>
          <table:table-cell table:style-name="ce3" office:value-type="string" calcext:value-type="string">
            <text:p>Valid Puzzle: 1.5..2.84..63.12.7.2..5.....9..1....8.2.3674.3.7.2..9.47...8..1..16....926914.37.</text:p>
          </table:table-cell>
          <table:table-cell table:style-name="ce12" table:number-columns-repeated="4"/>
          <table:table-cell table:style-name="ce19" table:number-columns-repeated="1018"/>
        </table:table-row>
        <table:table-row table:style-name="ro4">
          <table:table-cell table:style-name="ce12"/>
          <table:table-cell table:style-name="ce3" office:value-type="string" calcext:value-type="string">
            <text:p>Invalid Puzzle 1: ..9..5.1.A5.4....2432......1...69.83.9.....6.62.71...9......1945....4.37.4.3..6..</text:p>
            <text:p>Invalid Puzzle 2: ..9..5.1.85.4....2432......1...69...83.9.....6.62.71...9......1945....4.37..4.3..6..</text:p>
            <text:p>Invalid Puzzle 3: ..9..5.1.8564....2432......1...69.83.9.....6.62.71...9......1945....4.37.4.3..6..</text:p>
          </table:table-cell>
          <table:table-cell table:style-name="ce12" table:number-columns-repeated="4"/>
          <table:table-cell table:style-name="ce19" table:number-columns-repeated="1018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7" office:value-type="string" calcext:value-type="string">
            <text:p>Solve a puzzle with valid puzzle string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1.1" calcext:value-type="float">
            <text:p>1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1.2" calcext:value-type="float">
            <text:p>1.2</text:p>
          </table:table-cell>
          <table:table-cell table:style-name="ce9" office:value-type="string" calcext:value-type="string">
            <text:p>Fill the puzzle text area with the “valid puzzle”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14" office:value-type="float" office:value="1.3" calcext:value-type="float">
            <text:p>1.3</text:p>
          </table:table-cell>
          <table:table-cell table:style-name="ce9" office:value-type="string" calcext:value-type="string">
            <text:p>Click Solve</text:p>
          </table:table-cell>
          <table:table-cell table:number-columns-repeated="2" table:style-name="ce44" office:value-type="string" calcext:value-type="string">
            <text:p>The sudoku grid fills with the following solution: 135762984946381257728459613694517832812936745357824196473298561581673429269145378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7" office:value-type="string" calcext:value-type="string">
            <text:p>Solve a puzzle with missing puzzle string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2.1" calcext:value-type="float">
            <text:p>2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2.2" calcext:value-type="float">
            <text:p>2.2</text:p>
          </table:table-cell>
          <table:table-cell table:style-name="ce9" office:value-type="string" calcext:value-type="string">
            <text:p>Make sure that the text area is empty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2.3" calcext:value-type="float">
            <text:p>2.3</text:p>
          </table:table-cell>
          <table:table-cell table:style-name="ce9" office:value-type="string" calcext:value-type="string">
            <text:p>Click Solve</text:p>
          </table:table-cell>
          <table:table-cell table:number-columns-repeated="2" table:style-name="ce5" office:value-type="string" calcext:value-type="string">
            <text:p>Response: { "error": "Required field missing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7" office:value-type="string" calcext:value-type="string">
            <text:p>Solve a puzzle with invalid characters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3.1" calcext:value-type="float">
            <text:p>3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3.2" calcext:value-type="float">
            <text:p>3.2</text:p>
          </table:table-cell>
          <table:table-cell table:style-name="ce9" office:value-type="string" calcext:value-type="string">
            <text:p>Fill the puzzle text area with the “invalid puzzle 1”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3.3" calcext:value-type="float">
            <text:p>3.3</text:p>
          </table:table-cell>
          <table:table-cell table:style-name="ce9" office:value-type="string" calcext:value-type="string">
            <text:p>Click Solve</text:p>
          </table:table-cell>
          <table:table-cell table:number-columns-repeated="2" table:style-name="ce5" office:value-type="string" calcext:value-type="string">
            <text:p>Response: { "error": "Invalid characters in puzzle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7" office:value-type="string" calcext:value-type="string">
            <text:p>Solve a puzzle with incorrect length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4.1" calcext:value-type="float">
            <text:p>4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4.2" calcext:value-type="float">
            <text:p>4.2</text:p>
          </table:table-cell>
          <table:table-cell table:style-name="ce9" office:value-type="string" calcext:value-type="string">
            <text:p>Fill the puzzle text area with the “invalid puzzle 2”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4.3" calcext:value-type="float">
            <text:p>4.3</text:p>
          </table:table-cell>
          <table:table-cell table:style-name="ce9" office:value-type="string" calcext:value-type="string">
            <text:p>Click Solve</text:p>
          </table:table-cell>
          <table:table-cell table:number-columns-repeated="2" table:style-name="ce9" office:value-type="string" calcext:value-type="string">
            <text:p>Response: { "error": "Expected puzzle to be 81 characters long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7" office:value-type="string" calcext:value-type="string">
            <text:p>Solve a puzzle that cannot be solved: POST request to /api/solve</text:p>
          </table:table-cell>
          <table:table-cell table:style-name="ce40" table:number-columns-repeated="4"/>
          <table:table-cell table:style-name="ce42" table:number-columns-repeated="1018"/>
        </table:table-row>
        <table:table-row table:style-name="ro1">
          <table:table-cell table:style-name="ce14" office:value-type="float" office:value="5.1" calcext:value-type="float">
            <text:p>5.1</text:p>
          </table:table-cell>
          <table:table-cell table:style-name="ce9" office:value-type="string" calcext:value-type="string">
            <text:p>Go to <text:a xlink:href="https://boilerplate-project-sudoku-solver.alevanni.repl.co/" xlink:type="simple">https://boilerplate-project-sudoku-solver.alevanni.repl.co</text:a></text:p>
          </table:table-cell>
          <table:table-cell table:number-columns-repeated="2" table:style-name="ce5" office:value-type="string" calcext:value-type="string">
            <text:p>The page opens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5.2" calcext:value-type="float">
            <text:p>5.2</text:p>
          </table:table-cell>
          <table:table-cell table:style-name="ce9" office:value-type="string" calcext:value-type="string">
            <text:p>Fill the puzzle text area with the “invalid puzzle 3” string</text:p>
          </table:table-cell>
          <table:table-cell table:number-columns-repeated="2" table:style-name="ce5" office:value-type="string" calcext:value-type="string">
            <text:p>The text area fills correctly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4" office:value-type="float" office:value="5.3" calcext:value-type="float">
            <text:p>5.3</text:p>
          </table:table-cell>
          <table:table-cell table:style-name="ce9" office:value-type="string" calcext:value-type="string">
            <text:p>Click Solve</text:p>
          </table:table-cell>
          <table:table-cell table:number-columns-repeated="2" table:style-name="ce9" office:value-type="string" calcext:value-type="string">
            <text:p>Response: { "error": "Puzzle cannot be solved" }</text:p>
          </table:table-cell>
          <table:table-cell table:style-name="ce5" table:content-validation-name="val1" office:value-type="string" calcext:value-type="string">
            <text:p>Passed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8" table:number-columns-repeated="5"/>
          <table:table-cell table:style-name="ce20" table:number-columns-repeated="1018"/>
        </table:table-row>
        <table:table-row table:style-name="ro1">
          <table:table-cell table:style-name="ce14" office:value-type="float" office:value="6.1" calcext:value-type="float">
            <text:p>6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6.2" calcext:value-type="float">
            <text:p>6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6.3" calcext:value-type="float">
            <text:p>6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1" calcext:value-type="float">
            <text:p>7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2" calcext:value-type="float">
            <text:p>7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7.3" calcext:value-type="float">
            <text:p>7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1" calcext:value-type="float">
            <text:p>8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2" calcext:value-type="float">
            <text:p>8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8.3" calcext:value-type="float">
            <text:p>8.3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1" calcext:value-type="float">
            <text:p>9.1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2" calcext:value-type="float">
            <text:p>9.2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table:style-name="ce14" office:value-type="float" office:value="9.3" calcext:value-type="float">
            <text:p>9.3</text:p>
          </table:table-cell>
          <table:table-cell table:style-name="ce17" table:number-columns-repeated="5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5:02:33.35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ssia Vanni</meta:initial-creator>
    <meta:creation-date>2021-02-25T14:04:56.20</meta:creation-date>
    <meta:generator>LibreOffice/7.1.1.2$Windows_X86_64 LibreOffice_project/fe0b08f4af1bacafe4c7ecc87ce55bb426164676</meta:generator>
    <dc:date>2021-04-08T15:17:29.028000000</dc:date>
    <meta:editing-duration>PT2H32M25S</meta:editing-duration>
    <meta:editing-cycles>11</meta:editing-cycles>
    <meta:document-statistic meta:table-count="3" meta:cell-count="360" meta:object-count="0"/>
  </office:meta>
</office:document-meta>
</file>